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7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 lecture on Vayesheb/ exhorting youths to imitate/ Joseph's character./</text:p>
      <text:p text:style-name="P6"/>
      <text:p text:style-name="P6">[Page 1]</text:p>
      <text:p text:style-name="P6"><text:tab/>"Jacob dwelt in the land of his father's sojourning,/ in the land of Canaan". <text:s/>Brethren! <text:s/>The Rabbis/ in the Medrash, commenting upon the passage, with/ which our Parasha begins, remark that, judging from/ the checkered life of Jacob, we may infer that it is/ not in the wise dispositions of Providence, always to/ award to the righteous, perfect tranquillity[sic!] here below;/ but that He subjects them to trials, the remembrance of/ which will heighten in their spiritual eyes the unalloyed/ peace reserved for them hereafter. <text:s/>They express themselves/ as follows: [Hebrew]/ [Hebrew] "Jacob sought now/ to abide at ease, but Joseph's trouble came on. <text:s/>God/ said: let the happiness opportuned unto the just in/ the future world, suffice as a full recompense."/</text:p>
      <text:p text:style-name="P6"><text:tab/>But aside from that important teaching, conveyed/ by the words of our Sages, the scriptural narrative/ designated for this sabbath, is fraught with other lessons/ of moral value. <text:s/>I will endeavour briefly to present/ them, for the special benefit of the junior portion of my hearers./</text:p>
      <text:p text:style-name="P6"/>
      <text:p text:style-name="P6">[Page 2]</text:p>
      <text:p text:style-name="P6">Dear young friends! <text:s/>The sacred history/ introduces us into a family-circle. <text:s/>There sits/ the aged father, whose brow early cares have furrowed./ <text:s/>In youth, he had been an object of the fondest/ love to a mother indiscreetly partial. <text:s/>His obe-/-dience to her orders, when it involved the perversion/ of truth, <text:soft-page-break/>made him an exile from the home, where his/ affections were centred. <text:s/>In manhood, human cove-/-tousness--that monster, which, like the horse lead,/ described in the book of proverbs, cries incessantly "give, give,"/--set against him, hindered for years his temporal/ success. <text:s/>When after having long borne "the draught/ by day, and the frost by night" he had gained a/ competence, through a contrivance, which only the pressure/ of surrounding circumstances, could justify, and he/ was wending his way to the country of his birth, he/ met at its entrance, a seeming opposition, which/ filled him with consternation and dread. <text:s/>When that/ had been overcome, by the merciful interposition of/ the Lord, who softened the heart of Esau, he/ suffered shame, danger, and horror, by the abduction/ of his only daughter, and the cruel vengeance taken/</text:p>
      <text:p text:style-name="P6"/>
      <text:p text:style-name="P6">[Page 3]</text:p>
      <text:p text:style-name="P6">by two of his sons. <text:s/>And, when almost at the/ threshold of the parental dwelling, he anticipated/ nothing but joy, he met with the sorest of domestic/ afflictions. <text:s/>The wife for whose sake he had/ toiled and drudged under a wily employer, was pre-/maturely torn from his arm by the angel of death./ <text:s/>Yet, time that heals our wounds, applied also/ its balm to Jacob's bleeding heart, and the devotion/ of his children, became a restorative to the patriarch/ of his declining age. <text:s/>Humanly speaking,/ he might have enjoyed this state of quietness/ to the end of his life, but one of the basest passions/ which man can harbor in his breast, disturbed the harmony of/ the household. <text:s/>Dear friends! <text:s/>Of all/ studies that of the human heart is the most difficult./ <text:s/>Few can penetrate its folds, and see it in all its/ nakedness, but Solomon understood it well, when/ he declared "envy" to be a subtle disposition, which,/ while seeking to injure, receives the greatest injury./ <text:s/>Because he perceived its onward working, by the eye of/</text:p>
      <text:p text:style-name="P6"/>
      <text:p text:style-name="P6">[Page 4]</text:p>
      <text:p text:style-name="P6">inspiration, he asserted that whosoever/ entertains it, undermines his own existence./ <text:s/>"Envy is rottenness to the bones" [Hebrew]/ Pride is despicable, arising from an overweening estimate/ of our worth, and a disparaging opinion of other persons./ <text:s/>It is despicable, because; though we were the handsomest/ and the greatest, the gifts we enjoy are only favors/ from the Supreme, still while latent, pride may/ gratify the silly individual who is flushed thereby, and/ harm none of his fellow-creatures. <text:s/>Irritability is/ very reprehensible. <text:s/>It may trample, in its outburst,/ upon the most sacred duties, nevertheless, then may/ be found accompanied with it, noble impulses, and/ by dint of gentle reasoning, and suavity of man-/-ners, that evil disposition may be brought under/ control; but envy even in a passive state, shows/ its pernicious effects. <text:s/>Have you ever observed in/ the summer evenings the winged moth, whirling/ around the flame, which will at last consume it?/ <text:s/>Even like it, its envy. <text:s/>To him that entertains it, the/ happiness which others enjoy, is <text:span text:style-name="T2">an [?]</text:span> canker, corroding his/ body. <text:s/>Their honor, he considers his own degredation[sic!], and/</text:p>
      <text:p text:style-name="P6"/>
      <text:p text:style-name="P6">[Page 5]</text:p>
      <text:p text:style-name="P6"><text:span text:style-name="T2">and</text:span> he repines; their preferments in society are/ looked upon by him as detrimental to his interests,/ and he chafes and frets. <text:s/>Woe to the mind which is/ so poisoned, woe also <text:span text:style-name="T2">unto</text:span> the unfortunate creation,/ against whom envy gnashes its teeth./</text:p>
      <text:p text:style-name="P6">The first part of the history of Joseph, which we/ have just perused, shows the direful results of/ that passion on him, against whom it is directed./ <text:s/>Jacob's paternal love, was felt towards all his off-/-spring, but Joseph was the son so anxiously looked for,/ so [?]fully asked of God by his dear Rachel, that/ now when she lay in her grave, it seemed as if <text:span text:style-name="T2">the</text:span> a/ twofold spring of life ran <text:span text:style-name="T2">twofold</text:span> through the child's veins./ <text:s/>It seemed as if he <text:span text:style-name="T4">claimed</text:span><text:span text:style-name="T5"> a double portion of/ affection. <text:s/>And as it naturally happens, when/ we love strongly; Jacob imagined the object on whom/ he bestowed the tenderest solicitude to be so perfect,/ as to call forth in every breast only the identical/ feelings he cherished. <text:s/>So did the fond parent believe,/ when he gave Joseph tokens of his predilections./</text:span></text:p>
      <text:p text:style-name="P6"><text:span text:style-name="T5"/></text:p>
      <text:p text:style-name="P6"><text:soft-page-break/><text:span text:style-name="T5">[Page 6]</text:span></text:p>
      <text:p text:style-name="P6"><text:span text:style-name="T5">But he knew not that his indiscretion had/ sowed the seeds which brought forth rankling hatred./ <text:s/>The sterling qualities he had discovered in Rachel's elder/ son, were not so apparent to the rest of his children./ <text:s/>They believed </text:span><text:span text:style-name="T3">they</text:span><text:span text:style-name="T5"> he was undeservedly held too high/ among the members of one family. <text:s/>Joseph </text:span><text:span text:style-name="T3">was</text:span><text:span text:style-name="T5"> had/ not, in all likelihood been loth to show some degree of/ superiority. <text:s/>And the Scriptures relate that he would/ at times create mischief by going tale-bearing respecting/ some of his brother's conduct. <text:s/>In fact, they regarded/ his dreams </text:span><text:span text:style-name="T3">are</text:span><text:span text:style-name="T5"> an indication of the ambitious notions/ which his father's partiality had awakened. <text:s/>Nur-/-turing long these rancourus[sic!] sentiments, their envy became/ so terribly deep, that it instigated a heinous/ crime. <text:s/>The death of Joseph was determined upon./ <text:s/>Their scheme, however, did not meet with general/ approbation. <text:s/>Reuben came to the deliverance of the/ innocent youth. <text:s/>He was the first born son of/ Jacob, and maturer years had taught him experience./ <text:s/>What his brothers condemned as a domineering/ spirit, he attributed to youthful imprudence. <text:s/>Nor/ did he view with the same jaundiced eyes the/</text:span></text:p>
      <text:p text:style-name="P6"><text:span text:style-name="T5"/></text:p>
      <text:p text:style-name="P6"><text:span text:style-name="T5">[Page 7]</text:span></text:p>
      <text:p text:style-name="P6"><text:span text:style-name="T5">favoritism which Joseph enjoyed. <text:s/>Though/ he may have considered it unmerited, still he would/ not suffer it to beget misery and guilt./ <text:s/>He would spare his hoary-headed father the pangs/ attending the loft of his darling son, and he/ endeavoured by his sanguine counsel to gain time,/ that he might restore security to one, and peace/ to all the members of the household./</text:span></text:p>
      <text:p text:style-name="P6"><text:span text:style-name="T5">But "there is a </text:span><text:span text:style-name="T3">Providence</text:span><text:span text:style-name="T5"> Divinity, that shapes our ends." <text:s/>The sove-/-reign mind that </text:span><text:span text:style-name="T3">rules</text:span><text:span text:style-name="T5"> guides earthly events, had </text:span><text:span text:style-name="T3">predestined</text:span><text:span text:style-name="T5"> discovered/ in the envied youth a being fit to become "the ruler of all Pharaoh's/ possessions, to bind princes at will, and teach se-/-nators wisdom." <text:s/>How puny, how insignificant/ are man's designs when antagonistic to the will of/ the Almighty Creator. [Hebrew]/</text:span></text:p>
      <text:p text:style-name="P6"><text:span text:style-name="T5"><text:tab/>[Hebrew]/ 'Joseph's brothers said: We shall see what will become/ of his dreams, but a voice from above re-echoed "We shall/ see"; yes, we shall see, whose purpose will succeed."/ <text:s/>Thus, my dear friends, our Rabbins pithily si-/gnify the watching of a never slumbering God/ over His creatures. <text:s/>The lad against whom, envy/</text:span></text:p>
      <text:p text:style-name="P6"><text:span text:style-name="T5"/></text:p>
      <text:p text:style-name="P6"><text:span text:style-name="T5">[Page 8]</text:span></text:p>
      <text:p text:style-name="P6"><text:span text:style-name="T3">would</text:span><text:span text:style-name="T5"> had levelled[sic!] its destructive arrows; the lad/ whom envy would have crushed by bondage and ill-/usage, was that on whom the eye of the Lord was/ set to crown him with glory and might./</text:span></text:p>
      <text:p text:style-name="P6"><text:span text:style-name="T5">Yet </text:span><text:span text:style-name="T3">many</text:span><text:span text:style-name="T5"> numerous and exceedingly grievous trials did he undergo,/ before that happy event was brought to pass. <text:s/>How/ he bore those sufferings, is the study to which you, my/ dear young friends, should devote your minds./</text:span></text:p>
      <text:p text:style-name="P6"><text:span text:style-name="T5">Many a one, seeing himself hated by those from whom/ he should have expected forbearance at least, if not/ an entire overlooking of his slight faults, and fraternal/ forgiveness. <text:s/>Perceiving that his imploring not to be/ snatched away from a dear and aged father fell on hearts/ of flint. <text:s/>Finding himself mere chattel in the hands/ of slave-traders, whereas he had been tended as the/ most precious treasure, many a one so woefully situated, might/ have been apt to murmur against Providence, and/ given admission to thoughts opposite to goodness/ and virtue. <text:s/>He might have conceived that/ cunning promises better success than innocence,/</text:span></text:p>
      <text:p text:style-name="P6"><text:span text:style-name="T5"/></text:p>
      <text:p text:style-name="P6"><text:span text:style-name="T5">[Page 9]</text:span></text:p>
      <text:p text:style-name="P6"><text:span text:style-name="T5">falsehood bears more agreeable fruits than/ truth. <text:s/>He might then have determined to resort/ to craft and fraud and lying, in order to overcome/ the difficulties which <text:s/>appeared to beset righteousness./ <text:s/>But not so Joseph. <text:s/>While under his father's an/-xious care, he may have evinced some foibles, conse-/-quent upon his unripe age, but when thrown on his own resources,/ he is the most virtuous, the </text:span><text:span text:style-name="T3">noblest</text:span><text:span text:style-name="T5"> most perfect of men./ <text:s/>It mattered not to him, if Poliphar was only his owner,/ who could dispose entirely of his life. <text:s/>Enough that/ he expected to receive his faithful services. <text:s/>Joseph/ rendered them with a degree </text:span><text:soft-page-break/><text:span text:style-name="T5">of steadiness and integrity,/ which stands as a bright exemplar to all who/ pledge</text:span><text:span text:style-name="T3">d</text:span><text:span text:style-name="T5"> themselves to labor for the interest of their em-/-ployers. <text:s/>As bondman and an outcast, poor/ and undefended, he still did not covet the riches placed/ under his immediate control. <text:s/>It might have been extremely easy/ for him to share his master's wealth, through the/ treachery of a wicked wife. <text:s/>But his soul repelled/ the debasing idea. <text:s/>The </text:span><text:span text:style-name="T3">darkness gloom</text:span><text:span text:style-name="T5"> darkness of a dungeon, was/ a refulgent light to Joseph, when compared with a/ life of unfaithfulness and </text:span><text:span text:style-name="T3">inq</text:span><text:span text:style-name="T5"> inequity./</text:span></text:p>
      <text:p text:style-name="P6"><text:span text:style-name="T5"/></text:p>
      <text:p text:style-name="P6"><text:span text:style-name="T5">[Page 10]</text:span></text:p>
      <text:p text:style-name="P6"><text:span text:style-name="T5">Cast into prison together with malefactors, his up-/-rightness did not succumb to temptations. <text:s/>The/ companions who shared his sad fate, might have offended/ society. <text:s/>Human justice might have demanded the/ punishment they endured; but he had committed no/ crime. <text:s/>Why should he not profit by the implicit reliance/ </text:span><text:span text:style-name="T3">of</text:span><text:span text:style-name="T5"> which the superintendent of the prison put on him to make his escape,/ regardless of the chastisement which <text:s/>might have/ been visited for it upon the latter? <text:s/>No: to the/ chief butler, whose approaching release he predicted,/ Joseph said: "If thou wilt but think of me, when it shall be/ well with thee, and show kindness, I pray thee, unto me, </text:span><text:span text:style-name="T3">and</text:span><text:span text:style-name="T5">/ make </text:span><text:span text:style-name="T3">not</text:span><text:span text:style-name="T5"> mention of me unto Pharaoh, and bring me/ out of this house." <text:s/>What submission to the decrees/ of Providence! <text:s/>What deep consideration for the welfare/ of other beings, not to jeopardize it, but rather/ suffer discomfort and privations and gloom. <text:s/>The victim/ of calumny still rigidly honest, a being in a state/ of abjection, yet highly honorable./</text:span></text:p>
      <text:p text:style-name="P6"><text:span text:style-name="T5">My dear young friends! <text:s/>I will not anticipate events./</text:span></text:p>
      <text:p text:style-name="P6"><text:span text:style-name="T5"/></text:p>
      <text:p text:style-name="P6"><text:span text:style-name="T5">[Page 11]</text:span></text:p>
      <text:p text:style-name="P6"><text:span text:style-name="T5"><text:tab/>The three sections which follow that we have/ read this Sabbath, from an episode of Biblical/ history bringing to view a completion of human virtues./ <text:s/>But you have been shown the lessons which our Parasha/ conveys, namely, partiality begetting envy, and this/ giving rise to an inhuman act, causing affliction, and/--as described hereafter--biting remorse. <text:s/>You have been/ shown also how the fear of God sustained a youth,/ set upon by trials, and exposed to seductions, and you/ have moreover been made to understand that if/ natural promptings should, even for a moment, have/ suggested subterfuge to avert sorrows, his noble/ soul revolted at the instigation, and kept its snowy in-/-nocence. <text:s/>Carry out the instruction in your daily walks./ <text:s/>You will doubtless meet therein with allurements, think then of/ Joseph, of his iron will to rise above </text:span><text:span text:style-name="T3">all</text:span><text:span text:style-name="T5"> enticements./ <text:s/>Imitate his conduct, and you will be strong in virtue,/ you will be industrious, and trust-worthy. <text:s/>You will be/ considerate and kind and humble and though the exercise of those qua-/-lities, may for a time, appear fruitless, you will still/ cling to them, from principle, and feel most assured/ that the eyes of God are upon you </text:span><text:span text:style-name="T3">that</text:span><text:span text:style-name="T5"> the hopes you have/ formed will not be cast off, but you [?] shall be equal to/ your goodness./</text:span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4T13:12:13.92</meta:creation-date>
    <meta:document-statistic meta:table-count="0" meta:image-count="0" meta:object-count="0" meta:page-count="5" meta:paragraph-count="91" meta:word-count="2215" meta:character-count="13725"/>
    <dc:date>2012-04-24T14:36:43.38</dc:date>
    <dc:creator>Penn Libraries</dc:creator>
    <meta:editing-duration>PT00H04M56S</meta:editing-duration>
    <meta:editing-cycles>1</meta:editing-cycles>
    <meta:generator>OpenOffice.org/3.2$Win32 OpenOffice.org_project/320m12$Build-9483</meta:generator>
  </office:meta>
</office:document-meta>
</file>